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Феррит" table:style-name="ta1">
        <table:shapes>
          <draw:frame draw:z-index="0" draw:style-name="gr1" draw:text-style-name="P1" svg:width="8.8354in" svg:height="4.9654in" svg:x="0.8886in" svg:y="1.4224in">
            <draw:object draw:notify-on-update-of-ranges="Феррит.C6:Феррит.K6 Феррит.C5:Феррит.K5 Феррит.M11:Феррит.N11 Феррит.M10:Феррит.N10 Феррит.N15:Феррит.O15 Феррит.N14:Феррит.O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2Xs</text:p>
          </table:table-cell>
          <table:table-cell table:style-name="ce1" office:value-type="float" office:value="6.1" calcext:value-type="float">
            <text:p>6.10</text:p>
          </table:table-cell>
          <table:table-cell table:style-name="ce1" office:value-type="float" office:value="5.9" calcext:value-type="float">
            <text:p>5.90</text:p>
          </table:table-cell>
          <table:table-cell table:style-name="ce1" office:value-type="float" office:value="4.9" calcext:value-type="float">
            <text:p>4.90</text:p>
          </table:table-cell>
          <table:table-cell table:style-name="ce1" office:value-type="float" office:value="4.3" calcext:value-type="float">
            <text:p>4.30</text:p>
          </table:table-cell>
          <table:table-cell table:style-name="ce1" office:value-type="float" office:value="3.8" calcext:value-type="float">
            <text:p>3.80</text:p>
          </table:table-cell>
          <table:table-cell table:style-name="ce1" office:value-type="float" office:value="3" calcext:value-type="float">
            <text:p>3.00</text:p>
          </table:table-cell>
          <table:table-cell table:style-name="ce1" office:value-type="float" office:value="2.4" calcext:value-type="float">
            <text:p>2.40</text:p>
          </table:table-cell>
          <table:table-cell table:style-name="ce1" office:value-type="float" office:value="1.8" calcext:value-type="float">
            <text:p>1.8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Ys</text:p>
          </table:table-cell>
          <table:table-cell table:style-name="ce1" office:value-type="float" office:value="4" calcext:value-type="float">
            <text:p>4.00</text:p>
          </table:table-cell>
          <table:table-cell table:style-name="ce1" office:value-type="float" office:value="3.9" calcext:value-type="float">
            <text:p>3.90</text:p>
          </table:table-cell>
          <table:table-cell table:style-name="ce1" office:value-type="float" office:value="3.7" calcext:value-type="float">
            <text:p>3.70</text:p>
          </table:table-cell>
          <table:table-cell table:style-name="ce1" office:value-type="float" office:value="3.4" calcext:value-type="float">
            <text:p>3.40</text:p>
          </table:table-cell>
          <table:table-cell table:style-name="ce1" office:value-type="float" office:value="3.2" calcext:value-type="float">
            <text:p>3.20</text:p>
          </table:table-cell>
          <table:table-cell table:style-name="ce1" office:value-type="float" office:value="2.8" calcext:value-type="float">
            <text:p>2.80</text:p>
          </table:table-cell>
          <table:table-cell table:style-name="ce1" office:value-type="float" office:value="2.2" calcext:value-type="float">
            <text:p>2.20</text:p>
          </table:table-cell>
          <table:table-cell table:style-name="ce1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" table:formula="of:=[.C4]*0.07/2" office:value-type="float" office:value="0.14" calcext:value-type="float">
            <text:p>0.14</text:p>
          </table:table-cell>
          <table:table-cell table:style-name="ce1" table:formula="of:=[.D4]*0.07/2" office:value-type="float" office:value="0.1365" calcext:value-type="float">
            <text:p>0.14</text:p>
          </table:table-cell>
          <table:table-cell table:style-name="ce1" table:formula="of:=[.E4]*0.07/2" office:value-type="float" office:value="0.1295" calcext:value-type="float">
            <text:p>0.13</text:p>
          </table:table-cell>
          <table:table-cell table:style-name="ce1" table:formula="of:=[.F4]*0.07/2" office:value-type="float" office:value="0.119" calcext:value-type="float">
            <text:p>0.12</text:p>
          </table:table-cell>
          <table:table-cell table:style-name="ce1" table:formula="of:=[.G4]*0.07/2" office:value-type="float" office:value="0.112" calcext:value-type="float">
            <text:p>0.11</text:p>
          </table:table-cell>
          <table:table-cell table:style-name="ce1" table:formula="of:=[.H4]*0.07/2" office:value-type="float" office:value="0.098" calcext:value-type="float">
            <text:p>0.10</text:p>
          </table:table-cell>
          <table:table-cell table:style-name="ce1" table:formula="of:=[.I4]*0.07/2" office:value-type="float" office:value="0.077" calcext:value-type="float">
            <text:p>0.08</text:p>
          </table:table-cell>
          <table:table-cell table:style-name="ce1" table:formula="of:=[.J4]*0.07/2" office:value-type="float" office:value="0.05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style-name="ce1" table:formula="of:=[.C3]*10.6/2" office:value-type="float" office:value="32.33" calcext:value-type="float">
            <text:p>32.33</text:p>
          </table:table-cell>
          <table:table-cell table:style-name="ce1" table:formula="of:=[.D3]*10.6/2" office:value-type="float" office:value="31.27" calcext:value-type="float">
            <text:p>31.27</text:p>
          </table:table-cell>
          <table:table-cell table:style-name="ce1" table:formula="of:=[.E3]*10.6/2" office:value-type="float" office:value="25.97" calcext:value-type="float">
            <text:p>25.97</text:p>
          </table:table-cell>
          <table:table-cell table:style-name="ce1" table:formula="of:=[.F3]*10.6/2" office:value-type="float" office:value="22.79" calcext:value-type="float">
            <text:p>22.79</text:p>
          </table:table-cell>
          <table:table-cell table:style-name="ce1" table:formula="of:=[.G3]*10.6/2" office:value-type="float" office:value="20.14" calcext:value-type="float">
            <text:p>20.14</text:p>
          </table:table-cell>
          <table:table-cell table:style-name="ce1" table:formula="of:=[.H3]*10.6/2" office:value-type="float" office:value="15.9" calcext:value-type="float">
            <text:p>15.90</text:p>
          </table:table-cell>
          <table:table-cell table:style-name="ce1" table:formula="of:=[.I3]*10.6/2" office:value-type="float" office:value="12.72" calcext:value-type="float">
            <text:p>12.72</text:p>
          </table:table-cell>
          <table:table-cell table:style-name="ce1" table:formula="of:=[.J3]*10.6/2" office:value-type="float" office:value="9.54" calcext:value-type="float">
            <text:p>9.5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2"/>
          <table:table-cell table:formula="of:=[.M11]*0.0032"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k_max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1"/>
          <table:table-cell office:value-type="float" office:value="0.0062" calcext:value-type="float">
            <text:p>0.0062</text:p>
          </table:table-cell>
          <table:table-cell table:formula="of:=[.L17]" office:value-type="float" office:value="0.0001" calcext:value-type="float">
            <text:p>0.0001</text:p>
          </table:table-cell>
          <table:table-cell table:formula="of:=[.L15]*[.N14]+[.L17]" office:value-type="float" office:value="0.1303" calcext:value-type="float">
            <text:p>0.1303</text:p>
          </table:table-cell>
          <table:table-cell table:formula="of:=[.L15]*[.O14]+[.L17]" office:value-type="float" office:value="0.0559" calcext:value-type="float">
            <text:p>0.0559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0.0001" calcext:value-type="float">
            <text:p>0.0001</text:p>
          </table:table-cell>
          <table:table-cell table:number-columns-repeated="3"/>
        </table:table-row>
      </table:table>
      <table:table table:name="КЖ" table:style-name="ta1">
        <table:shapes>
          <draw:frame draw:z-index="0" draw:style-name="gr1" draw:text-style-name="P1" svg:width="8.7811in" svg:height="4.2528in" svg:x="0.9157in" svg:y="1.4496in">
            <draw:object draw:notify-on-update-of-ranges="КЖ.C6:КЖ.K6 КЖ.C5:КЖ.K5 КЖ.M9:КЖ.N9 КЖ.M10:КЖ.N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2Xs</text:p>
          </table:table-cell>
          <table:table-cell office:value-type="float" office:value="4.4" calcext:value-type="float">
            <text:p>4.4</text:p>
          </table:table-cell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2.9" calcext:value-type="float">
            <text:p>2.9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Ys</text:p>
          </table:table-cell>
          <table:table-cell office:value-type="float" office:value="5.5" calcext:value-type="float">
            <text:p>5.5</text:p>
          </table:table-cell>
          <table:table-cell office:value-type="float" office:value="5.1" calcext:value-type="float">
            <text:p>5.1</text:p>
          </table:table-cell>
          <table:table-cell office:value-type="float" office:value="4.8" calcext:value-type="float">
            <text:p>4.8</text:p>
          </table:table-cell>
          <table:table-cell office:value-type="float" office:value="4.6" calcext:value-type="float">
            <text:p>4.6</text:p>
          </table:table-cell>
          <table:table-cell office:value-type="float" office:value="4.5" calcext:value-type="float">
            <text:p>4.5</text:p>
          </table:table-cell>
          <table:table-cell office:value-type="float" office:value="4.2" calcext:value-type="float">
            <text:p>4.2</text:p>
          </table:table-cell>
          <table:table-cell office:value-type="float" office:value="3.8" calcext:value-type="float">
            <text:p>3.8</text:p>
          </table:table-cell>
          <table:table-cell office:value-type="float" office:value="3.4" calcext:value-type="float">
            <text:p>3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0.48*[.C4]/2" office:value-type="float" office:value="1.32" calcext:value-type="float">
            <text:p>1.32</text:p>
          </table:table-cell>
          <table:table-cell table:formula="of:=0.48*[.D4]/2" office:value-type="float" office:value="1.224" calcext:value-type="float">
            <text:p>1.224</text:p>
          </table:table-cell>
          <table:table-cell table:formula="of:=0.48*[.E4]/2" office:value-type="float" office:value="1.152" calcext:value-type="float">
            <text:p>1.152</text:p>
          </table:table-cell>
          <table:table-cell table:formula="of:=0.48*[.F4]/2" office:value-type="float" office:value="1.104" calcext:value-type="float">
            <text:p>1.104</text:p>
          </table:table-cell>
          <table:table-cell table:formula="of:=0.48*[.G4]/2" office:value-type="float" office:value="1.08" calcext:value-type="float">
            <text:p>1.08</text:p>
          </table:table-cell>
          <table:table-cell table:formula="of:=0.48*[.H4]/2" office:value-type="float" office:value="1.008" calcext:value-type="float">
            <text:p>1.008</text:p>
          </table:table-cell>
          <table:table-cell table:formula="of:=0.48*[.I4]/2" office:value-type="float" office:value="0.912" calcext:value-type="float">
            <text:p>0.912</text:p>
          </table:table-cell>
          <table:table-cell table:formula="of:=0.48*[.J4]/2"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style-name="ce1" table:formula="of:=24.3*[.C3]/2" office:value-type="float" office:value="53.46" calcext:value-type="float">
            <text:p>53.46</text:p>
          </table:table-cell>
          <table:table-cell table:style-name="ce1" table:formula="of:=24.3*[.D3]/2" office:value-type="float" office:value="44.955" calcext:value-type="float">
            <text:p>44.96</text:p>
          </table:table-cell>
          <table:table-cell table:style-name="ce1" table:formula="of:=24.3*[.E3]/2" office:value-type="float" office:value="42.525" calcext:value-type="float">
            <text:p>42.53</text:p>
          </table:table-cell>
          <table:table-cell table:style-name="ce1" table:formula="of:=24.3*[.F3]/2" office:value-type="float" office:value="40.095" calcext:value-type="float">
            <text:p>40.10</text:p>
          </table:table-cell>
          <table:table-cell table:style-name="ce1" table:formula="of:=24.3*[.G3]/2" office:value-type="float" office:value="38.88" calcext:value-type="float">
            <text:p>38.88</text:p>
          </table:table-cell>
          <table:table-cell table:style-name="ce1" table:formula="of:=24.3*[.H3]/2" office:value-type="float" office:value="35.235" calcext:value-type="float">
            <text:p>35.24</text:p>
          </table:table-cell>
          <table:table-cell table:style-name="ce1" table:formula="of:=24.3*[.I3]/2" office:value-type="float" office:value="30.375" calcext:value-type="float">
            <text:p>30.38</text:p>
          </table:table-cell>
          <table:table-cell table:style-name="ce1" table:formula="of:=24.3*[.J3]/2" office:value-type="float" office:value="27.945" calcext:value-type="float">
            <text:p>27.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formula="of:=0.031*[.N9]" office:value-type="float" office:value="1.24" calcext:value-type="float">
            <text:p>1.24</text:p>
          </table:table-cell>
        </table:table-row>
      </table:table>
      <table:table table:name="Пермаллой" table:style-name="ta1">
        <table:shapes>
          <draw:frame draw:z-index="0" draw:style-name="gr1" draw:text-style-name="P1" svg:width="8.0134in" svg:height="4.5311in" svg:x="0.8756in" svg:y="1.4083in">
            <draw:object draw:notify-on-update-of-ranges="Пермаллой.C6:Пермаллой.K6 Пермаллой.C5:Пермаллой.K5 Пермаллой.M8:Пермаллой.N8 Пермаллой.M9:Пермаллой.N9 Пермаллой.M15:Пермаллой.N15 Пермаллой.M16:Пермаллой.N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2Xs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Ys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0.42*[.C4]/2" office:value-type="float" office:value="0.84" calcext:value-type="float">
            <text:p>0.84</text:p>
          </table:table-cell>
          <table:table-cell table:formula="of:=0.42*[.D4]/2" office:value-type="float" office:value="0.798" calcext:value-type="float">
            <text:p>0.798</text:p>
          </table:table-cell>
          <table:table-cell table:formula="of:=0.42*[.E4]/2" office:value-type="float" office:value="0.714" calcext:value-type="float">
            <text:p>0.714</text:p>
          </table:table-cell>
          <table:table-cell table:formula="of:=0.42*[.F4]/2" office:value-type="float" office:value="0.63" calcext:value-type="float">
            <text:p>0.63</text:p>
          </table:table-cell>
          <table:table-cell table:formula="of:=0.42*[.G4]/2" office:value-type="float" office:value="0.525" calcext:value-type="float">
            <text:p>0.525</text:p>
          </table:table-cell>
          <table:table-cell table:formula="of:=0.42*[.H4]/2" office:value-type="float" office:value="0.336" calcext:value-type="float">
            <text:p>0.336</text:p>
          </table:table-cell>
          <table:table-cell table:formula="of:=0.42*[.I4]/2" office:value-type="float" office:value="0.231" calcext:value-type="float">
            <text:p>0.231</text:p>
          </table:table-cell>
          <table:table-cell table:formula="of:=0.42*[.J4]/2"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style-name="ce1" table:formula="of:=66.7*[.C3]/2" office:value-type="float" office:value="76.705" calcext:value-type="float">
            <text:p>76.71</text:p>
          </table:table-cell>
          <table:table-cell table:style-name="ce1" table:formula="of:=66.7*[.D3]/2" office:value-type="float" office:value="70.035" calcext:value-type="float">
            <text:p>70.04</text:p>
          </table:table-cell>
          <table:table-cell table:style-name="ce1" table:formula="of:=66.7*[.E3]/2" office:value-type="float" office:value="63.365" calcext:value-type="float">
            <text:p>63.37</text:p>
          </table:table-cell>
          <table:table-cell table:style-name="ce1" table:formula="of:=66.7*[.F3]/2" office:value-type="float" office:value="56.695" calcext:value-type="float">
            <text:p>56.70</text:p>
          </table:table-cell>
          <table:table-cell table:style-name="ce1" table:formula="of:=66.7*[.G3]/2" office:value-type="float" office:value="50.025" calcext:value-type="float">
            <text:p>50.03</text:p>
          </table:table-cell>
          <table:table-cell table:style-name="ce1" table:formula="of:=66.7*[.H3]/2" office:value-type="float" office:value="40.02" calcext:value-type="float">
            <text:p>40.02</text:p>
          </table:table-cell>
          <table:table-cell table:style-name="ce1" table:formula="of:=66.7*[.I3]/2" office:value-type="float" office:value="33.35" calcext:value-type="float">
            <text:p>33.35</text:p>
          </table:table-cell>
          <table:table-cell table:style-name="ce1" table:formula="of:=66.7*[.J3]/2" office:value-type="float" office:value="20.01" calcext:value-type="float">
            <text:p>20.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formula="of:=0.000981*[.N8]" office:value-type="float" office:value="0.03924" calcext:value-type="float">
            <text:p>0.03924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k_max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k_max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table:number-columns-repeated="12"/>
          <table:table-cell table:formula="of:=[.O12]" office:value-type="float" office:value="-0.29" calcext:value-type="float">
            <text:p>-0.29</text:p>
          </table:table-cell>
          <table:table-cell table:formula="of:=[.L10]*[.N12]+[.O12]" office:value-type="float" office:value="0.99" calcext:value-type="float">
            <text:p>0.99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12"/>
          <table:table-cell table:formula="of:=[.$L$12]*[.M15]+[.$O$12]" office:value-type="float" office:value="0.11" calcext:value-type="float">
            <text:p>0.11</text:p>
          </table:table-cell>
          <table:table-cell table:formula="of:=[.$L$12]*[.N15]+[.$O$12]" office:value-type="float" office:value="0.83" calcext:value-type="float">
            <text:p>0.8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23:44:41.714390414</meta:creation-date>
    <dc:date>2022-10-20T10:16:45.859454274</dc:date>
    <meta:editing-duration>PT44M29S</meta:editing-duration>
    <meta:editing-cycles>2</meta:editing-cycles>
    <meta:generator>LibreOffice/7.3.5.2$Linux_X86_64 LibreOffice_project/30$Build-2</meta:generator>
    <meta:document-statistic meta:table-count="3" meta:cell-count="14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3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interval-major="0.0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81">
      <style:graphic-properties draw:fill="solid" draw:fill-color="#ffffff"/>
      <style:text-properties fo:font-size="12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5" style:family="chart">
      <style:graphic-properties draw:fill="solid" draw:fill-color="#ffffff"/>
      <style:text-properties fo:font-size="12pt"/>
    </style:style>
    <style:style style:name="ch16" style:family="chart">
      <style:chart-properties chart:solid-type="cuboid"/>
      <style:graphic-properties svg:stroke-color="#2a6099" draw:fill-color="#2a6099"/>
    </style:style>
    <style:style style:name="ch17" style:family="chart" style:data-style-name="N0">
      <style:chart-properties chart:symbol-type="none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a933"/>
    </style:style>
    <style:style style:name="ch19" style:family="chart">
      <style:chart-properties chart:solid-type="cuboi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443cm" svg:height="12.613cm" xlink:href=".." xlink:type="simple" chart:class="chart:scatter" chart:style-name="ch1">
        <chart:title svg:x="7.857cm" svg:y="0.388cm" chart:style-name="ch2">
          <text:p>Начальная кривая для феррита</text:p>
        </chart:title>
        <chart:plot-area chart:style-name="ch3" table:cell-range-address="Феррит.C5:Феррит.K6 Феррит.M10:Феррит.N10 Феррит.N15:Феррит.O15" chart:data-source-has-labels="row" svg:x="1.459cm" svg:y="1.419cm" svg:width="20.536cm" svg:height="9.961cm">
          <chart:coordinate-region svg:x="2.371cm" svg:y="1.618cm" svg:width="19.437cm" svg:height="9.115cm"/>
          <chart:axis chart:dimension="x" chart:name="primary-x" chart:style-name="ch4">
            <chart:title svg:x="11.22cm" svg:y="11.632cm" chart:style-name="ch5">
              <text:p>H, А/м</text:p>
            </chart:title>
            <chart:grid chart:style-name="ch6" chart:class="major"/>
          </chart:axis>
          <chart:axis chart:dimension="y" chart:name="primary-y" chart:style-name="ch7">
            <chart:title svg:x="0.451cm" svg:y="6.827cm" chart:style-name="ch8">
              <text:p>B, Тл</text:p>
            </chart:title>
            <chart:grid chart:style-name="ch6" chart:class="major"/>
          </chart:axis>
          <chart:series chart:style-name="ch9" chart:values-cell-range-address="Феррит.C5:Феррит.K5" chart:class="chart:scatter">
            <chart:domain table:cell-range-address="Феррит.C6:Феррит.K6"/>
            <chart:regression-curve chart:style-name="ch10">
              <chart:equation chart:display-equation="true" chart:display-r-square="false" svg:x="2.448cm" svg:y="1.881cm" chart:style-name="ch11"/>
            </chart:regression-curve>
            <chart:data-point chart:repeated="2"/>
            <chart:data-point chart:style-name="ch12"/>
            <chart:data-point chart:repeated="2"/>
            <chart:data-point chart:style-name="ch12" chart:repeated="2"/>
            <chart:data-point chart:repeated="2"/>
          </chart:series>
          <chart:series chart:style-name="ch13" chart:values-cell-range-address="Феррит.M10:Феррит.N10" loext:label-string="mu_0" chart:class="chart:scatter">
            <chart:domain table:cell-range-address="Феррит.M11:Феррит.N11"/>
            <chart:regression-curve chart:style-name="ch14">
              <chart:equation chart:display-equation="true" chart:display-r-square="false" svg:x="8.916cm" svg:y="8.694cm" chart:style-name="ch15"/>
            </chart:regression-curve>
            <chart:data-point chart:style-name="ch16"/>
            <chart:data-point/>
          </chart:series>
          <chart:series chart:style-name="ch17" chart:values-cell-range-address="Феррит.N15:Феррит.O15" loext:label-string="mu_max" chart:class="chart:scatter">
            <chart:domain table:cell-range-address="Феррит.N14:Феррит.O14"/>
            <chart:regression-curve chart:style-name="ch18">
              <chart:equation chart:display-equation="true" chart:display-r-square="false" svg:x="5.582cm" svg:y="4.042cm" chart:style-name="ch11"/>
            </chart:regression-curve>
            <chart:data-point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6</text:p>
              </table:table-cell>
              <table:table-cell office:value-type="string">
                <text:p>Row 5</text:p>
              </table:table-cell>
              <table:table-cell office:value-type="string">
                <text:p>Row 11</text:p>
              </table:table-cell>
              <table:table-cell office:value-type="string">
                <text:p>mu_0</text:p>
              </table:table-cell>
              <table:table-cell office:value-type="string">
                <text:p>Row 14</text:p>
              </table:table-cell>
              <table:table-cell office:value-type="string">
                <text:p>mu_ma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33">
                <text:p>32.33</text:p>
                <draw:g>
                  <svg:desc>Феррит.C6:Феррит.K6</svg:desc>
                </draw:g>
              </table:table-cell>
              <table:table-cell office:value-type="float" office:value="0.14">
                <text:p>0.14</text:p>
                <draw:g>
                  <svg:desc>Феррит.C5:Феррит.K5</svg:desc>
                </draw:g>
              </table:table-cell>
              <table:table-cell office:value-type="float" office:value="15">
                <text:p>15</text:p>
                <draw:g>
                  <svg:desc>Феррит.M11:Феррит.N11</svg:desc>
                </draw:g>
              </table:table-cell>
              <table:table-cell office:value-type="float" office:value="0.048">
                <text:p>0.048</text:p>
                <draw:g>
                  <svg:desc>Феррит.M10:Феррит.N10</svg:desc>
                </draw:g>
              </table:table-cell>
              <table:table-cell office:value-type="float" office:value="21">
                <text:p>21</text:p>
                <draw:g>
                  <svg:desc>Феррит.N14:Феррит.O14</svg:desc>
                </draw:g>
              </table:table-cell>
              <table:table-cell office:value-type="float" office:value="0.1303">
                <text:p>0.1303</text:p>
                <draw:g>
                  <svg:desc>Феррит.N15:Феррит.O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27">
                <text:p>31.27</text:p>
              </table:table-cell>
              <table:table-cell office:value-type="float" office:value="0.1365">
                <text:p>0.1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0559">
                <text:p>0.0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97">
                <text:p>25.97</text:p>
              </table:table-cell>
              <table:table-cell office:value-type="float" office:value="0.1295">
                <text:p>0.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79">
                <text:p>22.79</text:p>
              </table:table-cell>
              <table:table-cell office:value-type="float" office:value="0.119">
                <text:p>0.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14">
                <text:p>20.14</text:p>
              </table:table-cell>
              <table:table-cell office:value-type="float" office:value="0.112">
                <text:p>0.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9">
                <text:p>15.9</text:p>
              </table:table-cell>
              <table:table-cell office:value-type="float" office:value="0.098">
                <text:p>0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72">
                <text:p>12.72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54">
                <text:p>9.54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interval-maj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81">
      <style:graphic-properties draw:fill="solid" draw:fill-color="#ffffff"/>
      <style:text-properties fo:font-size="12pt"/>
    </style:style>
    <style:style style:name="ch12" style:family="chart" style:data-style-name="N0">
      <style:chart-properties chart:symbol-type="none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4" style:family="chart">
      <style:graphic-properties draw:fill="solid" draw:fill-color="#ffffff"/>
      <style:text-properties fo:font-size="12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05cm" svg:height="10.803cm" xlink:href=".." xlink:type="simple" chart:class="chart:scatter" chart:row-mapping="1 0 2" chart:style-name="ch1">
        <chart:subtitle svg:x="7.1cm" svg:y="0.216cm" chart:style-name="ch2">
          <text:p>Начальная кривая для кремниевого железа</text:p>
        </chart:subtitle>
        <chart:plot-area chart:style-name="ch3" table:cell-range-address="КЖ.C5:КЖ.K6 КЖ.M10:КЖ.N10" svg:x="1.457cm" svg:y="1.115cm" svg:width="20.402cm" svg:height="8.491cm">
          <chart:coordinate-region svg:x="2.184cm" svg:y="1.314cm" svg:width="19.488cm" svg:height="7.645cm"/>
          <chart:axis chart:dimension="x" chart:name="primary-x" chart:style-name="ch4">
            <chart:title svg:x="11.151cm" svg:y="9.822cm" chart:style-name="ch5">
              <text:p>H, A/м</text:p>
            </chart:title>
            <chart:grid chart:style-name="ch6" chart:class="major"/>
          </chart:axis>
          <chart:axis chart:dimension="y" chart:name="primary-y" chart:style-name="ch7">
            <chart:title svg:x="0.451cm" svg:y="5.788cm" chart:style-name="ch8">
              <text:p>B, Тл</text:p>
            </chart:title>
            <chart:grid chart:style-name="ch6" chart:class="major"/>
          </chart:axis>
          <chart:series chart:style-name="ch9" chart:values-cell-range-address="КЖ.C5:КЖ.K5" chart:class="chart:scatter">
            <chart:domain table:cell-range-address="КЖ.C6:КЖ.K6"/>
            <chart:regression-curve chart:style-name="ch10">
              <chart:equation chart:display-equation="true" chart:display-r-square="false" svg:x="10.348cm" svg:y="5.129cm" chart:style-name="ch11"/>
            </chart:regression-curve>
            <chart:data-point chart:repeated="9"/>
          </chart:series>
          <chart:series chart:style-name="ch12" chart:values-cell-range-address="КЖ.M10:КЖ.N10" chart:class="chart:scatter">
            <chart:domain table:cell-range-address="КЖ.M9:КЖ.N9"/>
            <chart:regression-curve chart:style-name="ch13">
              <chart:equation chart:display-equation="true" chart:display-r-square="false" svg:x="11.476cm" svg:y="1.874cm" chart:style-name="ch14"/>
            </chart:regression-curve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53.46">
                <text:p>53.46</text:p>
                <draw:g>
                  <svg:desc>КЖ.C6:КЖ.K6</svg:desc>
                </draw:g>
              </table:table-cell>
              <table:table-cell office:value-type="float" office:value="44.955">
                <text:p>44.955</text:p>
              </table:table-cell>
              <table:table-cell office:value-type="float" office:value="42.525">
                <text:p>42.525</text:p>
              </table:table-cell>
              <table:table-cell office:value-type="float" office:value="40.095">
                <text:p>40.095</text:p>
              </table:table-cell>
              <table:table-cell office:value-type="float" office:value="38.88">
                <text:p>38.88</text:p>
              </table:table-cell>
              <table:table-cell office:value-type="float" office:value="35.235">
                <text:p>35.235</text:p>
              </table:table-cell>
              <table:table-cell office:value-type="float" office:value="30.375">
                <text:p>30.375</text:p>
              </table:table-cell>
              <table:table-cell office:value-type="float" office:value="27.945">
                <text:p>27.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.32">
                <text:p>1.32</text:p>
                <draw:g>
                  <svg:desc>КЖ.C5:КЖ.K5</svg:desc>
                </draw:g>
              </table:table-cell>
              <table:table-cell office:value-type="float" office:value="1.224">
                <text:p>1.224</text:p>
              </table:table-cell>
              <table:table-cell office:value-type="float" office:value="1.152">
                <text:p>1.152</text:p>
              </table:table-cell>
              <table:table-cell office:value-type="float" office:value="1.104">
                <text:p>1.104</text:p>
              </table:table-cell>
              <table:table-cell office:value-type="float" office:value="1.08">
                <text:p>1.08</text:p>
              </table:table-cell>
              <table:table-cell office:value-type="float" office:value="1.008">
                <text:p>1.008</text:p>
              </table:table-cell>
              <table:table-cell office:value-type="float" office:value="0.912">
                <text:p>0.912</text:p>
              </table:table-cell>
              <table:table-cell office:value-type="float" office:value="0.816">
                <text:p>0.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КЖ.M9:КЖ.N9</svg:desc>
                </draw:g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КЖ.M10:КЖ.N10</svg:desc>
                </draw:g>
              </table:table-cell>
              <table:table-cell office:value-type="float" office:value="1.24">
                <text:p>1.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interval-maj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81">
      <style:graphic-properties draw:fill="solid" draw:fill-color="#ffffff"/>
      <style:text-properties fo:font-size="12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one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5" style:family="chart">
      <style:graphic-properties draw:fill="solid" draw:fill-color="#ffffff"/>
      <style:text-properties fo:font-size="12pt"/>
    </style:style>
    <style:style style:name="ch16" style:family="chart" style:data-style-name="N0">
      <style:chart-properties chart:symbol-type="none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a933"/>
    </style:style>
    <style:style style:name="ch18" style:family="chart">
      <style:chart-properties chart:solid-type="cuboi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355cm" svg:height="11.51cm" xlink:href=".." xlink:type="simple" chart:class="chart:scatter" chart:row-mapping="0 1 2" chart:style-name="ch1">
        <chart:title svg:x="6.562cm" svg:y="0.366cm" chart:style-name="ch2">
          <text:p>Начальная кривая для пермаллоя</text:p>
        </chart:title>
        <chart:plot-area chart:style-name="ch3" table:cell-range-address="Пермаллой.C5:Пермаллой.K6 Пермаллой.M9:Пермаллой.N9 Пермаллой.M16:Пермаллой.N16" chart:data-source-has-labels="row" svg:x="1.418cm" svg:y="1.375cm" svg:width="18.53cm" svg:height="8.924cm">
          <chart:coordinate-region svg:x="2.145cm" svg:y="1.574cm" svg:width="17.616cm" svg:height="8.078cm"/>
          <chart:axis chart:dimension="x" chart:name="primary-x" chart:style-name="ch4">
            <chart:title svg:x="10.176cm" svg:y="10.529cm" chart:style-name="ch5">
              <text:p>H, A/м</text:p>
            </chart:title>
            <chart:grid chart:style-name="ch6" chart:class="major"/>
          </chart:axis>
          <chart:axis chart:dimension="y" chart:name="primary-y" chart:style-name="ch7">
            <chart:title svg:x="0.451cm" svg:y="6.265cm" chart:style-name="ch8">
              <text:p>B, Тл</text:p>
            </chart:title>
            <chart:grid chart:style-name="ch6" chart:class="major"/>
          </chart:axis>
          <chart:series chart:style-name="ch9" chart:values-cell-range-address="Пермаллой.C5:Пермаллой.K5" chart:class="chart:scatter">
            <chart:domain table:cell-range-address="Пермаллой.C6:Пермаллой.K6"/>
            <chart:regression-curve chart:style-name="ch10">
              <chart:equation chart:display-equation="true" chart:display-r-square="false" svg:x="2.197cm" svg:y="1.725cm" chart:style-name="ch11"/>
            </chart:regression-curve>
            <chart:data-point chart:repeated="4"/>
            <chart:data-point chart:style-name="ch12" chart:repeated="2"/>
            <chart:data-point chart:repeated="3"/>
          </chart:series>
          <chart:series chart:style-name="ch13" chart:values-cell-range-address="Пермаллой.M9:Пермаллой.N9" chart:class="chart:scatter">
            <chart:domain table:cell-range-address="Пермаллой.M8:Пермаллой.N8"/>
            <chart:regression-curve chart:style-name="ch14">
              <chart:equation chart:display-equation="true" chart:display-r-square="false" svg:x="10.516cm" svg:y="8.815cm" chart:style-name="ch15"/>
            </chart:regression-curve>
            <chart:data-point chart:repeated="2"/>
          </chart:series>
          <chart:series chart:style-name="ch16" chart:values-cell-range-address="Пермаллой.M16:Пермаллой.N16" chart:class="chart:scatter">
            <chart:domain table:cell-range-address="Пермаллой.M15:Пермаллой.N15"/>
            <chart:regression-curve chart:style-name="ch17">
              <chart:equation chart:display-equation="true" chart:display-r-square="false" svg:x="7.053cm" svg:y="5.32cm" chart:style-name="ch15"/>
            </chart:regression-curve>
            <chart:data-point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76.705">
                <text:p>76.705</text:p>
                <draw:g>
                  <svg:desc>Пермаллой.C6:Пермаллой.K6</svg:desc>
                </draw:g>
              </table:table-cell>
              <table:table-cell office:value-type="float" office:value="70.035">
                <text:p>70.035</text:p>
              </table:table-cell>
              <table:table-cell office:value-type="float" office:value="63.365">
                <text:p>63.365</text:p>
              </table:table-cell>
              <table:table-cell office:value-type="float" office:value="56.695">
                <text:p>56.695</text:p>
              </table:table-cell>
              <table:table-cell office:value-type="float" office:value="50.025">
                <text:p>50.025</text:p>
              </table:table-cell>
              <table:table-cell office:value-type="float" office:value="40.02">
                <text:p>40.02</text:p>
              </table:table-cell>
              <table:table-cell office:value-type="float" office:value="33.35">
                <text:p>33.35</text:p>
              </table:table-cell>
              <table:table-cell office:value-type="float" office:value="20.01">
                <text:p>2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84">
                <text:p>0.84</text:p>
                <draw:g>
                  <svg:desc>Пермаллой.C5:Пермаллой.K5</svg:desc>
                </draw:g>
              </table:table-cell>
              <table:table-cell office:value-type="float" office:value="0.798">
                <text:p>0.798</text:p>
              </table:table-cell>
              <table:table-cell office:value-type="float" office:value="0.714">
                <text:p>0.714</text:p>
              </table:table-cell>
              <table:table-cell office:value-type="float" office:value="0.63">
                <text:p>0.63</text:p>
              </table:table-cell>
              <table:table-cell office:value-type="float" office:value="0.525">
                <text:p>0.525</text:p>
              </table:table-cell>
              <table:table-cell office:value-type="float" office:value="0.336">
                <text:p>0.336</text:p>
              </table:table-cell>
              <table:table-cell office:value-type="float" office:value="0.231">
                <text:p>0.231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Пермаллой.M8:Пермаллой.N8</svg:desc>
                </draw:g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Пермаллой.M9:Пермаллой.N9</svg:desc>
                </draw:g>
              </table:table-cell>
              <table:table-cell office:value-type="float" office:value="0.03924">
                <text:p>0.03924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Пермаллой.M15:Пермаллой.N15</svg:desc>
                </draw:g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11">
                <text:p>0.11</text:p>
                <draw:g>
                  <svg:desc>Пермаллой.M16:Пермаллой.N16</svg:desc>
                </draw:g>
              </table:table-cell>
              <table:table-cell office:value-type="float" office:value="0.83">
                <text:p>0.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